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ef622d8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f295831" officeooo:paragraph-rsid="0f55d31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28fb61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67e32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8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2" style:family="paragraph" style:parent-style-name="Table_20_Contents">
      <style:text-properties style:font-name="Liberation Sans" fo:font-size="12pt" style:font-size-asian="12pt" style:font-size-complex="12pt"/>
    </style:style>
    <style:style style:name="P43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44" style:family="paragraph" style:parent-style-name="Standard">
      <style:text-properties style:font-name="Liberation Sans" fo:font-size="12pt" officeooo:paragraph-rsid="0f2abd0e" style:font-size-asian="12pt" style:font-size-complex="12pt"/>
    </style:style>
    <style:style style:name="P45" style:family="paragraph" style:parent-style-name="Standard">
      <style:text-properties style:font-name="Liberation Sans" fo:font-size="12pt" officeooo:paragraph-rsid="0f3b6d93" style:font-size-asian="12pt" style:font-size-complex="12pt"/>
    </style:style>
    <style:style style:name="P46" style:family="paragraph" style:parent-style-name="Standard">
      <style:text-properties style:font-name="Liberation Sans" fo:font-size="12pt" officeooo:paragraph-rsid="0f486fef" style:font-size-asian="12pt" style:font-size-complex="12pt"/>
    </style:style>
    <style:style style:name="P47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8" style:family="paragraph" style:parent-style-name="Standard">
      <style:text-properties style:font-name="Liberation Sans" fo:font-size="12pt" fo:font-style="italic" officeooo:rsid="05fe4687" officeooo:paragraph-rsid="0f22b258" style:font-size-asian="12pt" style:font-style-asian="italic" style:font-size-complex="12pt" style:font-style-complex="italic"/>
    </style:style>
    <style:style style:name="P49" style:family="paragraph" style:parent-style-name="Footnote">
      <style:text-properties style:font-name="Liberation Sans" fo:font-size="10pt" officeooo:paragraph-rsid="0f029d80" style:font-size-asian="10pt" style:font-size-complex="10pt"/>
    </style:style>
    <style:style style:name="P50" style:family="paragraph" style:parent-style-name="Footnote">
      <style:text-properties style:font-name="Liberation Sans" fo:font-size="10pt" officeooo:paragraph-rsid="0f03ef32" style:font-size-asian="10pt" style:font-size-complex="10pt"/>
    </style:style>
    <style:style style:name="P51" style:family="paragraph" style:parent-style-name="Standard">
      <style:text-properties officeooo:paragraph-rsid="0b0ddd8e"/>
    </style:style>
    <style:style style:name="P52" style:family="paragraph" style:parent-style-name="Standard">
      <style:text-properties officeooo:paragraph-rsid="04f68805"/>
    </style:style>
    <style:style style:name="P53" style:family="paragraph" style:parent-style-name="Standard">
      <style:text-properties officeooo:paragraph-rsid="0bad8f69"/>
    </style:style>
    <style:style style:name="P54" style:family="paragraph" style:parent-style-name="Standard">
      <style:text-properties officeooo:paragraph-rsid="0a0f7b62"/>
    </style:style>
    <style:style style:name="P55" style:family="paragraph" style:parent-style-name="Standard">
      <style:text-properties officeooo:paragraph-rsid="0cb27039"/>
    </style:style>
    <style:style style:name="P56" style:family="paragraph" style:parent-style-name="Standard">
      <style:text-properties officeooo:paragraph-rsid="0cc50ec9"/>
    </style:style>
    <style:style style:name="P57" style:family="paragraph" style:parent-style-name="Standard">
      <style:text-properties officeooo:paragraph-rsid="0cc5fe5b"/>
    </style:style>
    <style:style style:name="P58" style:family="paragraph" style:parent-style-name="Standard">
      <style:text-properties officeooo:paragraph-rsid="0d1ec96e"/>
    </style:style>
    <style:style style:name="P59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1" style:family="paragraph" style:parent-style-name="Standard">
      <style:text-properties officeooo:paragraph-rsid="0d2e61eb"/>
    </style:style>
    <style:style style:name="P62" style:family="paragraph" style:parent-style-name="Standard">
      <style:text-properties officeooo:paragraph-rsid="0d804757"/>
    </style:style>
    <style:style style:name="P63" style:family="paragraph" style:parent-style-name="Standard">
      <style:text-properties officeooo:paragraph-rsid="0d1be4a7"/>
    </style:style>
    <style:style style:name="P64" style:family="paragraph" style:parent-style-name="Standard">
      <style:text-properties officeooo:paragraph-rsid="0daef67d"/>
    </style:style>
    <style:style style:name="P65" style:family="paragraph" style:parent-style-name="Standard">
      <style:text-properties officeooo:paragraph-rsid="0db0d4d1"/>
    </style:style>
    <style:style style:name="P66" style:family="paragraph" style:parent-style-name="Standard">
      <style:text-properties officeooo:paragraph-rsid="0dce9327"/>
    </style:style>
    <style:style style:name="P67" style:family="paragraph" style:parent-style-name="Standard">
      <style:text-properties officeooo:rsid="0dde9a1c" officeooo:paragraph-rsid="0dde9a1c"/>
    </style:style>
    <style:style style:name="P68" style:family="paragraph" style:parent-style-name="Standard">
      <style:text-properties officeooo:rsid="0dde9a1c" officeooo:paragraph-rsid="0ddfbc49"/>
    </style:style>
    <style:style style:name="P69" style:family="paragraph" style:parent-style-name="Standard">
      <style:text-properties officeooo:rsid="0dde9a1c" officeooo:paragraph-rsid="0f28fb61"/>
    </style:style>
    <style:style style:name="P7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71" style:family="paragraph" style:parent-style-name="Footnote">
      <style:text-properties officeooo:rsid="043ccc66" officeooo:paragraph-rsid="0dca2508"/>
    </style:style>
    <style:style style:name="P72" style:family="paragraph" style:parent-style-name="Footnote">
      <style:text-properties officeooo:rsid="043ccc66" officeooo:paragraph-rsid="0e5afad8"/>
    </style:style>
    <style:style style:name="P73" style:family="paragraph" style:parent-style-name="Standard">
      <style:text-properties officeooo:paragraph-rsid="0e153b91"/>
    </style:style>
    <style:style style:name="P74" style:family="paragraph" style:parent-style-name="Standard">
      <style:text-properties officeooo:paragraph-rsid="0e26e14b"/>
    </style:style>
    <style:style style:name="P75" style:family="paragraph" style:parent-style-name="Standard">
      <style:text-properties officeooo:paragraph-rsid="0e5c6890"/>
    </style:style>
    <style:style style:name="P76" style:family="paragraph" style:parent-style-name="Footnote">
      <style:text-properties officeooo:paragraph-rsid="0e72255e"/>
    </style:style>
    <style:style style:name="P77" style:family="paragraph" style:parent-style-name="Footnote">
      <style:text-properties officeooo:paragraph-rsid="0e81bf91"/>
    </style:style>
    <style:style style:name="P78" style:family="paragraph" style:parent-style-name="Footnote">
      <style:text-properties officeooo:paragraph-rsid="0e9381e6"/>
    </style:style>
    <style:style style:name="P79" style:family="paragraph" style:parent-style-name="Footnote">
      <style:text-properties officeooo:paragraph-rsid="0ea78533"/>
    </style:style>
    <style:style style:name="P80" style:family="paragraph" style:parent-style-name="Standard">
      <style:text-properties officeooo:paragraph-rsid="0ea9445c"/>
    </style:style>
    <style:style style:name="P81" style:family="paragraph" style:parent-style-name="Footnote">
      <style:text-properties officeooo:paragraph-rsid="0ead3525"/>
    </style:style>
    <style:style style:name="P82" style:family="paragraph" style:parent-style-name="Standard">
      <style:text-properties officeooo:paragraph-rsid="0eb4913f"/>
    </style:style>
    <style:style style:name="P83" style:family="paragraph" style:parent-style-name="Footnote">
      <style:text-properties officeooo:paragraph-rsid="0ef98af7"/>
    </style:style>
    <style:style style:name="P84" style:family="paragraph" style:parent-style-name="Footnote">
      <style:text-properties officeooo:paragraph-rsid="0f01ec83"/>
    </style:style>
    <style:style style:name="P85" style:family="paragraph" style:parent-style-name="Footnote">
      <style:text-properties officeooo:paragraph-rsid="0f05db4d"/>
    </style:style>
    <style:style style:name="P86" style:family="paragraph" style:parent-style-name="Standard">
      <style:text-properties officeooo:paragraph-rsid="0f1c472f"/>
    </style:style>
    <style:style style:name="P87" style:family="paragraph" style:parent-style-name="Standard">
      <style:text-properties officeooo:paragraph-rsid="0f28fb61"/>
    </style:style>
    <style:style style:name="P88" style:family="paragraph" style:parent-style-name="Standard">
      <style:text-properties officeooo:paragraph-rsid="0f34ee81"/>
    </style:style>
    <style:style style:name="P89" style:family="paragraph" style:parent-style-name="Standard">
      <style:text-properties officeooo:paragraph-rsid="0f35fc9a"/>
    </style:style>
    <style:style style:name="P9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f3b6d93" officeooo:paragraph-rsid="0f3b6d93"/>
    </style:style>
    <style:style style:name="P91" style:family="paragraph" style:parent-style-name="Standard">
      <style:text-properties officeooo:rsid="0f35fc9a" officeooo:paragraph-rsid="0f3d6513"/>
    </style:style>
    <style:style style:name="P92" style:family="paragraph" style:parent-style-name="Standard">
      <style:text-properties officeooo:paragraph-rsid="0f41fd77"/>
    </style:style>
    <style:style style:name="P93" style:family="paragraph" style:parent-style-name="Standard">
      <style:text-properties officeooo:paragraph-rsid="0f430ec2"/>
    </style:style>
    <style:style style:name="P94" style:family="paragraph" style:parent-style-name="Standard">
      <style:text-properties officeooo:paragraph-rsid="0f449ce3"/>
    </style:style>
    <style:style style:name="P95" style:family="paragraph" style:parent-style-name="Standard">
      <style:text-properties officeooo:paragraph-rsid="0f467e32"/>
    </style:style>
    <style:style style:name="P96" style:family="paragraph" style:parent-style-name="Standard">
      <style:text-properties officeooo:paragraph-rsid="0ef8a941"/>
    </style:style>
    <style:style style:name="P97" style:family="paragraph" style:parent-style-name="Standard">
      <style:text-properties officeooo:paragraph-rsid="0f4d8759"/>
    </style:style>
    <style:style style:name="P98" style:family="paragraph" style:parent-style-name="Standard">
      <style:text-properties officeooo:paragraph-rsid="0f4eeba0"/>
    </style:style>
    <style:style style:name="P99" style:family="paragraph" style:parent-style-name="Standard">
      <style:text-properties officeooo:paragraph-rsid="0f5f1cf7"/>
    </style:style>
    <style:style style:name="P10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10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2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3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6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officeooo:rsid="01657261" style:font-size-asian="12pt"/>
    </style:style>
    <style:style style:name="T7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6" style:family="text">
      <style:text-properties style:font-name="Liberation Sans" officeooo:rsid="047fb57c"/>
    </style:style>
    <style:style style:name="T17" style:family="text">
      <style:text-properties style:font-name="Liberation Sans" officeooo:rsid="047da547"/>
    </style:style>
    <style:style style:name="T18" style:family="text">
      <style:text-properties style:font-name="Liberation Sans" fo:font-size="10pt" style:font-size-asian="10pt" style:font-size-complex="10pt"/>
    </style:style>
    <style:style style:name="T19" style:family="text">
      <style:text-properties style:font-name="Liberation Sans" fo:font-size="10pt" fo:language="nl" fo:country="N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style:font-name="Liberation Sans" fo:font-size="10pt" fo:language="nl" fo:country="N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style:font-name="Liberation Sans" officeooo:rsid="0f19e10f"/>
    </style:style>
    <style:style style:name="T22" style:family="text">
      <style:text-properties style:font-name="Liberation Sans" officeooo:rsid="0f1e3d19"/>
    </style:style>
    <style:style style:name="T23" style:family="text">
      <style:text-properties style:font-name="Ubuntu1" fo:font-size="11pt" style:font-size-asian="11pt" style:font-size-complex="11pt"/>
    </style:style>
    <style:style style:name="T24" style:family="text">
      <style:text-properties style:font-name="Ubuntu1" fo:font-size="10pt" style:font-size-asian="10pt" style:font-size-complex="10pt"/>
    </style:style>
    <style:style style:name="T25" style:family="text">
      <style:text-properties fo:language="nl" fo:country="NL" style:language-asian="nl" style:country-asian="NL"/>
    </style:style>
    <style:style style:name="T26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7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officeooo:rsid="02f99a6c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e8f4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236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593c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5c22a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5e1a3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b702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c5c1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d337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6058f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614498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6215f6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41" style:family="text">
      <style:text-properties fo:color="#000000" loext:opacity="100%" style:text-line-through-style="none" style:text-line-through-type="none" style:font-name="Liberation Sans" fo:font-size="12pt" style:text-underline-style="none" officeooo:rsid="0ee1abbb" style:font-size-asian="12pt" style:font-size-complex="12pt"/>
    </style:style>
    <style:style style:name="T142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43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text-underline-style="none"/>
    </style:style>
    <style:style style:name="T199" style:family="text">
      <style:text-properties fo:color="#000000" loext:opacity="100%" style:text-line-through-style="none" style:text-line-through-type="none" style:text-underline-style="none" officeooo:rsid="01657261"/>
    </style:style>
    <style:style style:name="T200" style:family="text">
      <style:text-properties fo:color="#000000" loext:opacity="100%" style:text-line-through-style="none" style:text-line-through-type="none" style:text-underline-style="none" officeooo:rsid="0382ccb7"/>
    </style:style>
    <style:style style:name="T201" style:family="text">
      <style:text-properties fo:color="#000000" loext:opacity="100%" style:text-line-through-style="none" style:text-line-through-type="none" style:text-underline-style="none" officeooo:rsid="0f486fef"/>
    </style:style>
    <style:style style:name="T20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6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7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8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09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0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1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2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3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4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5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6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7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18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1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2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21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22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2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3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34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35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36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7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8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9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49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50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51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52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53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54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55" style:family="text">
      <style:text-properties fo:color="#000000" loext:opacity="100%" style:font-name="Liberation Sans" fo:font-size="12pt" style:font-size-asian="12pt" style:font-size-complex="12pt"/>
    </style:style>
    <style:style style:name="T256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57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58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59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60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61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4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5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6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7" style:family="text">
      <style:text-properties fo:color="#000000" loext:opacity="100%" style:font-name="Liberation Sans" fo:font-size="10pt" fo:language="nl" fo:country="NL" officeooo:rsid="0f04355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8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9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0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1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82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83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84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85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286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287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288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89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90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91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92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93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294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95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96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97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98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99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1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1cec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4a314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style:use-window-font-color="true" loext:opacity="0%" style:font-name="Liberation Sans" officeooo:rsid="047da547"/>
    </style:style>
    <style:style style:name="T311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14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15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0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1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2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6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7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8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9" style:family="text">
      <style:text-properties style:use-window-font-color="true" loext:opacity="0%" style:font-name="Liberation Sans" fo:font-size="12pt" style:font-size-asian="12pt" style:font-size-complex="12pt"/>
    </style:style>
    <style:style style:name="T330" style:family="text">
      <style:text-properties style:use-window-font-color="true" loext:opacity="0%" style:font-name="Liberation Sans" officeooo:rsid="0efd8e5c"/>
    </style:style>
    <style:style style:name="T331" style:family="text">
      <style:text-properties officeooo:rsid="04473353"/>
    </style:style>
    <style:style style:name="T332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5" style:family="text">
      <style:text-properties officeooo:rsid="0aace3cd"/>
    </style:style>
    <style:style style:name="T336" style:family="text">
      <style:text-properties fo:font-size="8pt" style:font-size-asian="8pt" style:font-size-complex="8pt" loext:padding="0.049cm" loext:border="0.31pt solid #000000"/>
    </style:style>
    <style:style style:name="T337" style:family="text">
      <style:text-properties officeooo:rsid="0e5635a7"/>
    </style:style>
    <style:style style:name="T338" style:family="text">
      <style:text-properties officeooo:rsid="0e56c5f4"/>
    </style:style>
    <style:style style:name="T339" style:family="text">
      <style:text-properties officeooo:rsid="0e80285f"/>
    </style:style>
    <style:style style:name="T340" style:family="text">
      <style:text-properties officeooo:rsid="0e838e2a"/>
    </style:style>
    <style:style style:name="T341" style:family="text">
      <style:text-properties officeooo:rsid="0e83c34e"/>
    </style:style>
    <style:style style:name="T342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3" style:family="text">
      <style:text-properties fo:color="#808080" loext:opacity="10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4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45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46" style:family="text">
      <style:text-properties fo:color="#808080" loext:opacity="10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347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8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49" style:family="text">
      <style:text-properties fo:color="#808080" loext:opacity="10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350" style:family="text">
      <style:text-properties fo:color="#808080" loext:opacity="10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1" style:family="text">
      <style:text-properties fo:color="#808080" loext:opacity="10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2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53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4" style:family="text">
      <style:text-properties fo:color="#808080" loext:opacity="10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5" style:family="text">
      <style:text-properties fo:color="#808080" loext:opacity="10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6" style:family="text">
      <style:text-properties fo:color="#808080" loext:opacity="10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7" style:family="text">
      <style:text-properties fo:color="#808080" loext:opacity="100%" style:font-name="Liberation Sans" fo:font-size="12pt" style:font-size-asian="12pt" style:font-size-complex="12pt"/>
    </style:style>
    <style:style style:name="T358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59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0" style:family="text">
      <style:text-properties officeooo:rsid="0ee1abbb"/>
    </style:style>
    <style:style style:name="T36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2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63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64" style:family="text">
      <style:text-properties officeooo:rsid="0f0ca65a"/>
    </style:style>
    <style:style style:name="T365" style:family="text">
      <style:text-properties fo:font-weight="bold" style:font-weight-asian="bold" style:font-weight-complex="bold"/>
    </style:style>
    <style:style style:name="T366" style:family="text">
      <style:text-properties fo:font-weight="bold" officeooo:rsid="0f30ba38" style:font-weight-asian="bold" style:font-weight-complex="bold"/>
    </style:style>
    <style:style style:name="T367" style:family="text">
      <style:text-properties fo:font-weight="bold" officeooo:rsid="0f3c007b" style:font-weight-asian="bold" style:font-weight-complex="bold"/>
    </style:style>
    <style:style style:name="T368" style:family="text">
      <style:text-properties fo:font-weight="normal" officeooo:rsid="0f3d6513" style:font-weight-asian="normal" style:font-weight-complex="normal"/>
    </style:style>
    <style:style style:name="T369" style:family="text">
      <style:text-properties fo:font-weight="normal" officeooo:rsid="0fc0a9aa" style:font-weight-asian="normal" style:font-weight-complex="normal"/>
    </style:style>
    <style:style style:name="T370" style:family="text">
      <style:text-properties officeooo:rsid="01657261"/>
    </style:style>
    <style:style style:name="T371" style:family="text">
      <style:text-properties officeooo:rsid="0f55d318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6" form:id="control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9" form:id="control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100"><text:span text:style-name="Strong_20_Emphasis"><text:span text:style-name="T223">C</text:span></text:span><text:span text:style-name="Strong_20_Emphasis"><text:span text:style-name="T222">hecklist voor </text:span></text:span><text:span text:style-name="Strong_20_Emphasis"><text:span text:style-name="T224">de installatie</text:span></text:span><text:span text:style-name="Strong_20_Emphasis"><text:span text:style-name="T222"> van </text:span></text:span><text:span text:style-name="Strong_20_Emphasis"><text:span text:style-name="T222"><text:user-field-get text:name="Distro">Ubuntu</text:user-field-get></text:span></text:span><text:span text:style-name="Strong_20_Emphasis"><text:span text:style-name="T222"><text:s/></text:span></text:span><text:span text:style-name="Strong_20_Emphasis"><text:span text:style-name="T230"><text:user-field-get text:name="Version">22.04</text:user-field-get></text:span></text:span><text:span text:style-name="Strong_20_Emphasis"><text:span text:style-name="T226"><text:s/></text:span></text:span><text:span text:style-name="Strong_20_Emphasis"><text:span text:style-name="T227">LTS</text:span></text:span><text:span text:style-name="Strong_20_Emphasis"><text:span text:style-name="T227"><text:note text:id="ftn1" text:note-class="footnote"><text:note-citation>1</text:note-citation><text:note-body><text:p text:style-name="P85"><text:span text:style-name="T262">LTS</text:span><text:span text:style-name="T270"> </text:span><text:span text:style-name="T271">staat voor</text:span><text:span text:style-name="T269"> </text:span><text:span text:style-name="T262">Long-Term Support, langetermijnondersteuning, </text:span><text:span text:style-name="T272">en </text:span><text:span text:style-name="T273">d</text:span><text:span text:style-name="T272">eze </text:span><text:span text:style-name="Strong_20_Emphasis"><text:span text:style-name="T279"><text:user-field-get text:name="Distro">Ubuntu</text:user-field-get></text:span></text:span><text:span text:style-name="T272"><text:s/></text:span><text:span text:style-name="T280"><text:user-field-get text:name="Version">22.04</text:user-field-get></text:span><text:span text:style-name="T280"><text:s/></text:span><text:span text:style-name="T272">LTS </text:span><text:span text:style-name="T274">(codenaam </text:span><text:span text:style-name="T277">J</text:span><text:span text:style-name="T361">ammy Jellyfish</text:span><text:span text:style-name="T274">) </text:span><text:span text:style-name="T271">van</text:span><text:span text:style-name="T268"> </text:span><text:span text:style-name="T266">april</text:span><text:span text:style-name="T264"> </text:span><text:span text:style-name="Strong_20_Emphasis"><text:span text:style-name="T147"><text:user-field-get style:data-style-name="N0" text:name="Releaseyear">2022</text:user-field-get></text:span></text:span><text:span text:style-name="T266"><text:s/></text:span><text:span text:style-name="T262">wordt </text:span><text:span text:style-name="T263">vijf</text:span><text:span text:style-name="T262"> jaar onder</text:span><text:span text:style-name="T278">steund</text:span><text:span text:style-name="T267"> </text:span><text:span text:style-name="T262">tot </text:span><text:span text:style-name="T266">april</text:span><text:span text:style-name="T261"> </text:span><text:span text:style-name="T262">202</text:span><text:span text:style-name="T266">7</text:span><text:span text:style-name="T265">.</text:span></text:p></text:note-body></text:note></text:span></text:span><text:span text:style-name="Strong_20_Emphasis"><text:span text:style-name="T228"> </text:span></text:span><text:span text:style-name="Strong_20_Emphasis"><text:span text:style-name="T229"><text:user-field-get text:name="Edition">desktop</text:user-field-get></text:span></text:span><text:span text:style-name="Strong_20_Emphasis"><text:span text:style-name="T225">.</text:span></text:span></text:p>
      <text:p text:style-name="P12"/>
      <text:p text:style-name="P73"><text:span text:style-name="T39">Kijk op</text:span><text:span text:style-name="T222"> </text:span><text:a xlink:type="simple" xlink:href="https://karelzimmer.nl/" text:style-name="Internet_20_link" text:visited-style-name="Visited_20_Internet_20_Link"><text:span text:style-name="Internet_20_link"><text:span text:style-name="T7">karelzimmer.nl</text:span></text:span></text:a><text:span text:style-name="T222"> </text:span><text:span text:style-name="T306">voor</text:span><text:span text:style-name="T307"> </text:span><text:span text:style-name="T308">deze en andere </text:span><text:span text:style-name="T309">Linux documenten</text:span><text:span text:style-name="T45">, scripts, </text:span><text:span text:style-name="T46">en informatie</text:span><text:span text:style-name="T45">.</text:span></text:p>
      <text:p text:style-name="P13"/>
      <text:p text:style-name="P48"><text:span text:style-name="T33">D</text:span><text:span text:style-name="T32">it is een invulbare PD</text:span><text:span text:style-name="T34">F</text:span><text:span text:style-name="T32"> met </text:span><text:span text:style-name="Strong_20_Emphasis"><text:span text:style-name="T57">tekst</text:span></text:span><text:span text:style-name="T32">- en</text:span><text:span text:style-name="Strong_20_Emphasis"><text:span text:style-name="T56"> </text:span></text:span><text:span text:style-name="Strong_20_Emphasis"><text:span text:style-name="T105"><draw:control text:anchor-type="as-char" draw:z-index="17" draw:name="Vorm3_ 1" draw:style-name="gr1" draw:text-style-name="P105" svg:width="0.35cm" svg:height="0.35cm" draw:control="control18"/></text:span></text:span><text:span text:style-name="T32"><text:s/>keuzevakken; </text:span><text:span text:style-name="T35">a</text:span><text:span text:style-name="T32">fdrukken is niet noodzakelijk.</text:span></text:p>
      <text:p text:style-name="P14"/>
      <text:p text:style-name="P21"><text:span text:style-name="T22">Vul </text:span><text:span text:style-name="T21">achter</text:span><text:span text:style-name="T16"> de </text:span><text:span text:style-name="Definition"><text:span text:style-name="T364">ONDERSTREEPTE</text:span></text:span><text:span text:style-name="T1"> </text:span><text:span text:style-name="T17">woorden</text:span><text:span text:style-name="T16"> het</text:span><text:span text:style-name="Strong_20_Emphasis"><text:span text:style-name="T288"> </text:span></text:span><text:span text:style-name="Strong_20_Emphasis"><text:span text:style-name="T289">tekstvak</text:span></text:span><text:span text:style-name="T17"> </text:span><text:span text:style-name="T22">in,</text:span><text:span text:style-name="T17"> </text:span><text:span text:style-name="T310">zie </text:span><text:span text:style-name="T330">[</text:span><text:span text:style-name="T310">toelichting</text:span><text:span text:style-name="T330">]</text:span><text:span text:style-name="T17">:</text:span></text:p>
      <text:p text:style-name="P2"><text:span text:style-name="Definition"><text:span text:style-name="T26">GEBRUIKER</text:span></text:span><text:span text:style-name="T315"><text:tab/><text:tab/></text:span><text:span text:style-name="T329"> <text:tab/><text:tab/></text:span><text:span text:style-name="T316"><draw:control text:anchor-type="as-char" svg:y="-0.429cm" draw:z-index="6" draw:name="Gebruiker" draw:style-name="gr2" draw:text-style-name="P106" svg:width="6.002cm" svg:height="0.6cm" draw:control="control7"><svg:title>Gebruiker</svg:title><svg:desc>Volledige naam, bijv. Jan Stek</svg:desc></draw:control></text:span><text:span text:style-name="T316"><text:tab/></text:span><text:span text:style-name="T317">[</text:span><text:span text:style-name="T313">volledige naam, bijv. </text:span><text:span text:style-name="T314">J</text:span><text:span text:style-name="T327">a</text:span><text:span text:style-name="T314">n </text:span><text:span text:style-name="T327">Jansen</text:span><text:span text:style-name="T328">]</text:span></text:p>
      <text:p text:style-name="P86"><text:span text:style-name="Definition"><text:span text:style-name="T312">g</text:span></text:span><text:span text:style-name="Definition">ebruikersnaam</text:span><text:span text:style-name="T311"><text:tab/></text:span><text:span text:style-name="T311"><draw:control text:anchor-type="as-char" svg:y="-0.429cm" draw:z-index="16" draw:name="Gberuikersnaam 2" draw:style-name="gr2" draw:text-style-name="P106" svg:width="6.002cm" svg:height="0.6cm" draw:control="control17"><svg:title>Gebruikersnaam</svg:title><svg:desc>Korte naam, bijv. jan</svg:desc></draw:control></text:span><text:span text:style-name="T311"><text:tab/></text:span><text:span text:style-name="T9">[</text:span><text:span text:style-name="T8">korte naam, bijv. </text:span><text:span text:style-name="T236">j</text:span><text:span text:style-name="T237">a</text:span><text:span text:style-name="T236">n</text:span><text:span text:style-name="T238">]</text:span></text:p>
      <text:p text:style-name="P7"><text:span text:style-name="Definition">COMPUTERNAAM</text:span><text:span text:style-name="T318"><text:tab/><text:tab/></text:span><draw:control text:anchor-type="as-char" svg:y="-0.429cm" draw:z-index="7" draw:name="Computernaam" draw:style-name="gr2" draw:text-style-name="P106" svg:width="6.002cm" svg:height="0.6cm" draw:control="control8"><svg:title>Computernaam</svg:title><svg:desc>Unieke naam van de computer</svg:desc></draw:control><text:tab/><text:span text:style-name="T324">[</text:span><text:span text:style-name="T320">naam van de compute</text:span><text:span text:style-name="T321">r, </text:span><text:span text:style-name="T322">bijv. </text:span><text:span text:style-name="T323">pc02</text:span><text:span text:style-name="T324">]</text:span></text:p>
      <text:p text:style-name="P1"><text:span text:style-name="Definition">OPSTARTMEnU</text:span><text:span text:style-name="T316"><text:tab/><text:tab/><text:tab/></text:span><text:span text:style-name="T316"><draw:control text:anchor-type="as-char" svg:y="-0.429cm" draw:z-index="8" draw:name="Opstartmenu" draw:style-name="gr2" draw:text-style-name="P106" svg:width="6.002cm" svg:height="0.6cm" draw:control="control9"><svg:title>Opstartmenu</svg:title><svg:desc>Toets voor het opstartmenu ("bootmenu")</svg:desc></draw:control></text:span><text:span text:style-name="T316"><text:tab/></text:span><text:span text:style-name="T324">[</text:span><text:span text:style-name="T320">to</text:span><text:span text:style-name="T325">ets voor het opstartmedium</text:span><text:span text:style-name="T326">]</text:span></text:p>
      <text:p text:style-name="P6"><text:span text:style-name="Definition"><text:span text:style-name="T319">INSTELLINGE</text:span></text:span><text:span text:style-name="Definition">N</text:span><text:span text:style-name="T319"> <text:tab/><text:tab/><text:tab/></text:span><text:span text:style-name="T319"><draw:control text:anchor-type="as-char" svg:y="-0.429cm" draw:z-index="5" draw:name="Instellingen" draw:style-name="gr2" draw:text-style-name="P106" svg:width="6.002cm" svg:height="0.6cm" draw:control="control6"><svg:title>Instellingen</svg:title><svg:desc>Toets voor het BIOS/UEFI-scherm ("setup")</svg:desc></draw:control></text:span><text:span text:style-name="T319"><text:tab/></text:span><text:span text:style-name="T324">[</text:span><text:span text:style-name="T320">toets voor het UEFI-BIOS-scherm</text:span><text:span text:style-name="T324">]</text:span></text:p>
      <text:p text:style-name="P3"><text:span text:style-name="Definition"><text:span text:style-name="T350">GEBRUIKER2</text:span></text:span><text:span text:style-name="T355"><text:tab/></text:span><text:span text:style-name="T357"> <text:tab/><text:tab/></text:span><text:span text:style-name="T342"><draw:control text:anchor-type="as-char" svg:y="-0.429cm" draw:z-index="13" draw:name="Gebruiker 1" draw:style-name="gr2" draw:text-style-name="P106" svg:width="6.002cm" svg:height="0.6cm" draw:control="control14"><svg:title>Gebruiker</svg:title><svg:desc>Volledige naam, bijv. Jan Stek</svg:desc></draw:control></text:span><text:span text:style-name="T342"><text:tab/></text:span><text:span text:style-name="T343">[</text:span><text:span text:style-name="T344">volledige naam </text:span><text:span text:style-name="T345">evt. 2</text:span><text:span text:style-name="T358">e</text:span><text:span text:style-name="T345"> gebruiker</text:span><text:span text:style-name="T346">]</text:span></text:p>
      <text:p text:style-name="P74"><text:span text:style-name="Definition"><text:span text:style-name="T350">GEBRUIKERSN</text:span></text:span><text:span text:style-name="Definition"><text:span text:style-name="T351">aa</text:span></text:span><text:span text:style-name="Definition"><text:span text:style-name="T350">M2</text:span></text:span><text:span text:style-name="Definition"><text:span text:style-name="T356"><text:tab/></text:span></text:span><text:span text:style-name="T347"><draw:control text:anchor-type="as-char" svg:y="-0.429cm" draw:z-index="14" draw:name="Gberuikersnaam 1" draw:style-name="gr2" draw:text-style-name="P106" svg:width="6.002cm" svg:height="0.6cm" draw:control="control15"><svg:title>Gebruikersnaam</svg:title><svg:desc>Korte naam, bijv. jan</svg:desc></draw:control></text:span><text:span text:style-name="T347"><text:tab/></text:span><text:span text:style-name="T349">[</text:span><text:span text:style-name="T348">korte naam</text:span><text:span text:style-name="T352"> </text:span><text:span text:style-name="T353">evt. 2</text:span><text:span text:style-name="T359">e</text:span><text:span text:style-name="T353"> gebruiker</text:span><text:span text:style-name="T354">]</text:span></text:p>
      <text:p text:style-name="P8"><text:span text:style-name="T239">Vervang </text:span><text:span text:style-name="T246">de</text:span><text:span text:style-name="T239"> </text:span><text:span text:style-name="Definition"><text:span text:style-name="T27">ONDERSTREEPTE</text:span></text:span><text:span text:style-name="T239"> </text:span><text:span text:style-name="T240">woorden </text:span><text:span text:style-name="T239">in deze checklist door </text:span><text:span text:style-name="T246">d</text:span><text:span text:style-name="T247">i</text:span><text:span text:style-name="T246">e </text:span><text:span text:style-name="T245">in </text:span><text:span text:style-name="T247">het</text:span><text:span text:style-name="Strong_20_Emphasis"><text:span text:style-name="T74"> </text:span></text:span><text:span text:style-name="Strong_20_Emphasis"><text:span text:style-name="T98">tekstvak</text:span></text:span><text:span text:style-name="T239">.</text:span></text:p>
      <text:p text:style-name="P5"/>
      <text:p text:style-name="P5"/>
      <text:p text:style-name="P4"><text:span text:style-name="T251">Nog niet op Linux?</text:span><text:span text:style-name="T241"><text:tab/></text:span><text:span text:style-name="T248"><text:tab/></text:span><text:span text:style-name="T249">G</text:span><text:span text:style-name="T242">ebruik </text:span><text:span text:style-name="Strong_20_Emphasis"><text:span text:style-name="T252">Checklist migratie</text:span></text:span><text:span text:style-name="T242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43"> onder </text:span><text:span text:style-name="T250">Linux</text:span><text:span text:style-name="T244">.</text:span></text:p>
      <text:p text:style-name="P47"><text:span text:style-name="T211">Nieuwe installatie?</text:span><text:span text:style-name="T206"><text:tab/></text:span><text:span text:style-name="T208"></text:span><text:span text:style-name="T210"><text:tab/></text:span><text:span text:style-name="T209">B</text:span><text:span text:style-name="T206">egin bij hoofdstuk </text:span><text:span text:style-name="T211"><text:bookmark-ref text:reference-format="page" text:ref-name="__RefNumPara__4009_1271708128">2</text:bookmark-ref></text:span><text:span text:style-name="T206"><text:s text:c="2"/></text:span><text:span text:style-name="T212"><text:bookmark-ref text:reference-format="text" text:ref-name="__RefNumPara__4009_1271708128">Installatie uitvoeren</text:bookmark-ref></text:span><text:span text:style-name="T207">.</text:span></text:p>
      <text:p text:style-name="P31"/>
      <text:p text:style-name="P31"/>
      <text:list xml:id="list153711088" text:style-name="L1">
        <text:list-item>
          <text:p text:style-name="P102"><text:bookmark-start text:name="__RefNumPara__4083_1271708128"/>Installatie voorbereiden<text:bookmark-end text:name="__RefNumPara__4083_1271708128"/></text:p>
        </text:list-item>
      </text:list>
      <text:p text:style-name="P1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>
          <table:table-cell table:style-name="_31_._5f_Installatie_5f_voorbereiden.A1" office:value-type="string">
            <text:p text:style-name="P59"><text:span text:style-name="Strong_20_Emphasis"><text:span text:style-name="T54"><text:s/></text:span></text:span><text:span text:style-name="Strong_20_Emphasis"><text:span text:style-name="T104"><draw:control text:anchor-type="as-char" draw:z-index="11" draw:name="Vorm3_0" draw:style-name="gr1" draw:text-style-name="P105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54">Aanmelden als </text:span></text:span><text:span text:style-name="Definition"><text:span text:style-name="T12">gebruike</text:span></text:span><text:span text:style-name="Definition"><text:span text:style-name="T13">r</text:span></text:span><text:span text:style-name="Definition"><text:span text:style-name="T14"><text:note text:id="ftn2" text:note-class="footnote"><text:note-citation>2</text:note-citation><text:note-body><text:p text:style-name="P71"><text:span text:style-name="User_20_Entry"><text:span text:style-name="T146">E</text:span></text:span><text:span text:style-name="User_20_Entry"><text:span text:style-name="T191">v</text:span></text:span><text:span text:style-name="User_20_Entry"><text:span text:style-name="T192">en</text:span></text:span><text:span text:style-name="User_20_Entry"><text:span text:style-name="T194">t</text:span></text:span><text:span text:style-name="User_20_Entry"><text:span text:style-name="T195">uele </text:span></text:span><text:span text:style-name="User_20_Entry"><text:span text:style-name="T196">extra </text:span></text:span><text:span text:style-name="Definition"><text:span text:style-name="T362">gebruiker</text:span></text:span><text:span text:style-name="User_20_Entry"><text:span text:style-name="T180">s</text:span></text:span><text:span text:style-name="User_20_Entry"><text:span text:style-name="T196"> aanmelden </text:span></text:span><text:span text:style-name="User_20_Entry"><text:span text:style-name="T197">en dezelfde stappen uitvoeren</text:span></text:span><text:span text:style-name="User_20_Entry"><text:span text:style-name="T193">.</text:span></text:span></text:p></text:note-body></text:note></text:span></text:span><text:span text:style-name="Strong_20_Emphasis"><text:span text:style-name="T55">.</text:span>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4"/>
          </table:table-cell>
        </table:table-row>
        <table:table-row>
          <table:table-cell table:style-name="_31_._5f_Installatie_5f_voorbereiden.A1" office:value-type="string">
            <text:p text:style-name="P56"><text:span text:style-name="Strong_20_Emphasis"><text:span text:style-name="T59"><text:s/></text:span></text:span><text:span text:style-name="Strong_20_Emphasis"><text:span text:style-name="T107"><draw:control text:anchor-type="as-char" draw:z-index="0" draw:name="Vorm4" draw:style-name="gr1" draw:text-style-name="P10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59">Installeer </text:span></text:span><text:span text:style-name="Strong_20_Emphasis"><text:span text:style-name="T97">pakket kz</text:span></text:span><text:span text:style-name="Strong_20_Emphasis"><text:span text:style-name="T97"><text:note text:id="ftn3" text:note-class="footnote"><text:note-citation>3</text:note-citation><text:note-body><text:p text:style-name="P81"><text:span text:style-name="T340">Debian-</text:span><text:span text:style-name="T341">p</text:span>akket kz plaatst documenten en scripts van Karel Zimmer <text:span text:style-name="T339">(zie </text:span><text:a xlink:type="simple" xlink:href="https://karelzimmer.nl/" text:style-name="Internet_20_link" text:visited-style-name="Visited_20_Internet_20_Link"><text:span text:style-name="Strong_20_Emphasis"><text:span text:style-name="T332">karelzimmer.nl</text:span></text:span></text:a><text:span text:style-name="Strong_20_Emphasis"><text:span text:style-name="T29">) </text:span></text:span>voor het installeren en beheren van Debian en op Debian gebaseerd systeem zoals Ubuntu.</text:p></text:note-body></text:note></text:span></text:span><text:span text:style-name="Strong_20_Emphasis"><text:span text:style-name="T97">:</text:span></text:span></text:p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92"><text:span text:style-name="Strong_20_Emphasis"><text:span text:style-name="T100">D</text:span></text:span><text:span text:style-name="Strong_20_Emphasis"><text:span text:style-name="T74">ruk op de </text:span></text:span><text:span text:style-name="Strong_20_Emphasis"><text:span text:style-name="T71">Super</text:span></text:span><text:span text:style-name="Strong_20_Emphasis"><text:span text:style-name="T74">-toets</text:span></text:span><text:span text:style-name="Strong_20_Emphasis"><text:span text:style-name="T37"><text:note text:id="ftn4" text:note-class="footnote"><text:note-citation>4</text:note-citation><text:note-body><text:p text:style-name="P84"><text:span text:style-name="T205">D</text:span>e <text:span text:style-name="T336">Super</text:span>-toets <text:span text:style-name="T275">is de Windows-toets, Command-toets </text:span><text:span text:style-name="T276">(Apple)</text:span><text:span text:style-name="T275">, of Vergrootglas-toets </text:span><text:span text:style-name="T276">(Chromebook)</text:span><text:span text:style-name="T275">.</text:span></text:p></text:note-body></text:note></text:span></text:span><text:span text:style-name="Strong_20_Emphasis"><text:span text:style-name="T68">, </text:span></text:span><text:span text:style-name="Strong_20_Emphasis"><text:span text:style-name="T81">t</text:span></text:span><text:span text:style-name="Strong_20_Emphasis"><text:span text:style-name="T73">yp </text:span></text:span><text:span text:style-name="Strong_20_Emphasis"><text:span text:style-name="T117">ter</text:span></text:span><text:span text:style-name="Strong_20_Emphasis"><text:span text:style-name="T118">m</text:span></text:span><text:span text:style-name="Strong_20_Emphasis"><text:span text:style-name="T62"> </text:span></text:span><text:span text:style-name="Strong_20_Emphasis"><text:span text:style-name="T82">e</text:span></text:span><text:span text:style-name="Strong_20_Emphasis"><text:span text:style-name="T60">n </text:span></text:span><text:span text:style-name="Strong_20_Emphasis"><text:span text:style-name="T76">k</text:span></text:span><text:span text:style-name="Strong_20_Emphasis"><text:span text:style-name="T60">lik op het pictogram van </text:span></text:span><text:span text:style-name="Strong_20_Emphasis"><text:span text:style-name="T119">Terminalvenster</text:span></text:span><text:span text:style-name="Strong_20_Emphasis"><text:span text:style-name="T62">.</text:span></text:span></text:p>
          </table:table-cell>
        </table:table-row>
        <table:table-row>
          <table:table-cell table:style-name="_31_._5f_Installatie_5f_voorbereiden.A1" office:value-type="string">
            <text:p text:style-name="P64"><text:span text:style-name="Strong_20_Emphasis"><text:span text:style-name="T59"/></text:span></text:p>
          </table:table-cell>
          <table:table-cell table:style-name="_31_._5f_Installatie_5f_voorbereiden.A1" office:value-type="string">
            <text:p text:style-name="P58"><text:span text:style-name="T3">Typ</text:span><text:span text:style-name="Strong_20_Emphasis"><text:span text:style-name="T63">, of </text:span></text:span><text:span text:style-name="Strong_20_Emphasis"><text:span text:style-name="T62">kopieer en plak, de</text:span></text:span><text:span text:style-name="Strong_20_Emphasis"><text:span text:style-name="T64">z</text:span></text:span><text:span text:style-name="Strong_20_Emphasis"><text:span text:style-name="T62">e </text:span></text:span><text:span text:style-name="Strong_20_Emphasis"><text:span text:style-name="T65">twee </text:span></text:span><text:span text:style-name="Strong_20_Emphasis"><text:span text:style-name="T62">opdrachten, ieder gevolgd door de </text:span></text:span><text:span text:style-name="Strong_20_Emphasis"><text:span text:style-name="T61">Enter</text:span></text:span><text:span text:style-name="Strong_20_Emphasis"><text:span text:style-name="T60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97"><text:span text:style-name="User_20_Entry"><text:span text:style-name="T30">wget karelzimmer.nl/</text:span></text:span><text:span text:style-name="User_20_Entry"><text:span text:style-name="T31">kz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97"><text:span text:style-name="User_20_Entry"><text:span text:style-name="T30">bash </text:span></text:span><text:span text:style-name="User_20_Entry"><text:span text:style-name="T31">kz</text:span></text:span></text:p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67"><text:span text:style-name="T3">V</text:span><text:span text:style-name="Strong_20_Emphasis"><text:span text:style-name="T66">olg </text:span></text:span><text:span text:style-name="Strong_20_Emphasis"><text:span text:style-name="T67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6"/>
          </table:table-cell>
        </table:table-row>
        <table:table-row>
          <table:table-cell table:style-name="_31_._5f_Installatie_5f_voorbereiden.A1" office:value-type="string">
            <text:p text:style-name="P56"><text:span text:style-name="Strong_20_Emphasis"><text:span text:style-name="T59"><text:s/></text:span></text:span><text:span text:style-name="Strong_20_Emphasis"><text:span text:style-name="Strong_20_Emphasis"><text:span text:style-name="T107"><draw:control text:anchor-type="as-char" draw:z-index="1" draw:name="Vorm6" draw:style-name="gr1" draw:text-style-name="P105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68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93"><text:span text:style-name="Strong_20_Emphasis"><text:span text:style-name="T100">D</text:span></text:span><text:span text:style-name="Strong_20_Emphasis"><text:span text:style-name="T69">ruk </text:span></text:span><text:span text:style-name="Strong_20_Emphasis"><text:span text:style-name="T70">op de </text:span></text:span><text:span text:style-name="Strong_20_Emphasis"><text:span text:style-name="T71">Super</text:span></text:span><text:span text:style-name="Strong_20_Emphasis"><text:span text:style-name="T70">-toets</text:span></text:span><text:span text:style-name="Strong_20_Emphasis"><text:span text:style-name="T38"><text:note-ref text:note-class="footnote" text:reference-format="text" text:ref-name="ftn4">4</text:note-ref></text:span></text:span><text:span text:style-name="Strong_20_Emphasis"><text:span text:style-name="T68">, </text:span></text:span><text:span text:style-name="Strong_20_Emphasis"><text:span text:style-name="T72">t</text:span></text:span><text:span text:style-name="Strong_20_Emphasis"><text:span text:style-name="T73">yp </text:span></text:span><text:span text:style-name="Strong_20_Emphasis"><text:span text:style-name="T113">men</text:span></text:span><text:span text:style-name="Strong_20_Emphasis"><text:span text:style-name="T114">u</text:span></text:span><text:span text:style-name="Strong_20_Emphasis"><text:span text:style-name="T74"> </text:span></text:span><text:span text:style-name="Strong_20_Emphasis"><text:span text:style-name="T75">e</text:span></text:span><text:span text:style-name="Strong_20_Emphasis"><text:span text:style-name="T60">n </text:span></text:span><text:span text:style-name="Strong_20_Emphasis"><text:span text:style-name="T76">k</text:span></text:span><text:span text:style-name="Strong_20_Emphasis"><text:span text:style-name="T60">lik op het pictogram van</text:span></text:span><text:span text:style-name="Strong_20_Emphasis"><text:span text:style-name="T108"> </text:span></text:span><text:span text:style-name="Strong_20_Emphasis"><text:span text:style-name="T136">M</text:span></text:span><text:span text:style-name="Strong_20_Emphasis"><text:span text:style-name="T128">enu</text:span></text:span><text:span text:style-name="Strong_20_Emphasis"><text:span text:style-name="T70">.</text:span></text:span></text:p>
          </table:table-cell>
        </table:table-row>
        <table:table-row>
          <table:table-cell table:style-name="_31_._5f_Installatie_5f_voorbereiden.A1" office:value-type="string">
            <text:p text:style-name="P65"><text:span text:style-name="Strong_20_Emphasis"><text:span text:style-name="T59"/></text:span></text:p>
          </table:table-cell>
          <table:table-cell table:style-name="_31_._5f_Installatie_5f_voorbereiden.A1" office:value-type="string">
            <text:p text:style-name="P87"><text:span text:style-name="Strong_20_Emphasis"><text:span text:style-name="T77">K</text:span></text:span><text:span text:style-name="Strong_20_Emphasis"><text:span text:style-name="T78">ie</text:span></text:span><text:span text:style-name="Strong_20_Emphasis"><text:span text:style-name="T79">s</text:span></text:span><text:span text:style-name="Strong_20_Emphasis"><text:span text:style-name="T67"> </text:span></text:span><text:span text:style-name="Strong_20_Emphasis"><text:span text:style-name="T129">1</text:span></text:span><text:span text:style-name="Strong_20_Emphasis"><text:span text:style-name="T130"> </text:span></text:span><text:span text:style-name="Strong_20_Emphasis"><text:span text:style-name="T131">In</text:span></text:span><text:span text:style-name="Strong_20_Emphasis"><text:span text:style-name="T124">stallatie voorbereiden</text:span></text:span><text:span text:style-name="Strong_20_Emphasis"><text:span text:style-name="T80"> </text:span></text:span><text:span text:style-name="Strong_20_Emphasis"><text:span text:style-name="T66">en </text:span></text:span><text:span text:style-name="Strong_20_Emphasis"><text:span text:style-name="T99">klik op </text:span></text:span><text:span text:style-name="Strong_20_Emphasis"><text:span text:style-name="T120">Verder</text:span></text:span><text:span text:style-name="Strong_20_Emphasis"><text:span text:style-name="T99">.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9"><text:span text:style-name="T3">V</text:span><text:span text:style-name="Strong_20_Emphasis"><text:span text:style-name="T66">olg </text:span></text:span><text:span text:style-name="Strong_20_Emphasis"><text:span text:style-name="T67">de aanwijzingen op het scherm.</text:span></text:span></text:p>
          </table:table-cell>
        </table:table-row>
      </table:table>
      <text:p text:style-name="P16"/>
      <text:list xml:id="list111838483427033" text:continue-numbering="true" text:style-name="L1">
        <text:list-item>
          <text:p text:style-name="P103"><text:bookmark-start text:name="__RefNumPara__4009_1271708128"/><text:span text:style-name="Strong_20_Emphasis"><text:span text:style-name="T2">Installatie uitvoeren</text:span></text:span><text:bookmark-end text:name="__RefNumPara__4009_1271708128"/></text:p>
        </text:list-item>
      </text:list>
      <text:p text:style-name="P1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56"><text:span text:style-name="Strong_20_Emphasis"><text:span text:style-name="T59"><text:s/></text:span></text:span><text:span text:style-name="Strong_20_Emphasis"><text:span text:style-name="T107"><draw:control text:anchor-type="as-char" draw:z-index="2" draw:name="Vorm9" draw:style-name="gr1" draw:text-style-name="P105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96"><text:span text:style-name="T255">Start de computer op vanaf </text:span><text:span text:style-name="T259">een </text:span><text:span text:style-name="Strong_20_Emphasis"><text:span text:style-name="T234"><text:user-field-get text:name="Distro">Ubuntu</text:user-field-get></text:span></text:span><text:span text:style-name="T254"><text:s/></text:span><text:span text:style-name="T235"><text:user-field-get text:name="Version">22.04</text:user-field-get></text:span><text:span text:style-name="T140"><text:s/>Live</text:span><text:span text:style-name="T140"><text:note text:id="ftn5" text:note-class="footnote"><text:note-citation>1</text:note-citation><text:note-body><text:p text:style-name="P83"><text:span text:style-name="T331">Vanaf ee</text:span>n Live <text:span text:style-name="T360">usb</text:span><text:span text:style-name="T335">-stick </text:span><text:span text:style-name="T337">(</text:span><text:span text:style-name="T335">of </text:span><text:span text:style-name="T338">dvd</text:span><text:span text:style-name="T337">)</text:span><text:span text:style-name="T24"> </text:span>kunt <text:span text:style-name="T331">u opstarten en</text:span> <text:span text:style-name="T18">met </text:span><text:span text:style-name="Strong_20_Emphasis"><text:span text:style-name="T279"><text:user-field-get text:name="Distro">Ubuntu</text:user-field-get></text:span></text:span><text:span text:style-name="Strong_20_Emphasis"><text:span text:style-name="T279"><text:s/></text:span></text:span>werken zonder deze te installeren.</text:p></text:note-body></text:note></text:span><text:span text:style-name="T140"> </text:span><text:span text:style-name="T141">usb</text:span><text:span text:style-name="T142">-stick</text:span><text:span text:style-name="T142"><text:note text:id="ftn6" text:note-class="footnote"><text:note-citation>2</text:note-citation><text:note-body><text:p text:style-name="P79"><text:span text:style-name="Strong_20_Emphasis"><text:span text:style-name="T148">Download </text:span></text:span><text:span text:style-name="Strong_20_Emphasis"><text:span text:style-name="T149">een </text:span></text:span><text:span text:style-name="Strong_20_Emphasis"><text:span text:style-name="T150">cd</text:span></text:span><text:span text:style-name="Strong_20_Emphasis"><text:span text:style-name="T176">-beeldbestand</text:span></text:span><text:span text:style-name="Strong_20_Emphasis"><text:span text:style-name="T151"> </text:span></text:span><text:span text:style-name="Strong_20_Emphasis"><text:span text:style-name="T152">(.iso) </text:span></text:span><text:span text:style-name="Strong_20_Emphasis"><text:span text:style-name="T151">vanaf </text:span></text:span><text:a xlink:type="simple" xlink:href="https://nl.releases.ubuntu.com/" text:style-name="Internet_20_link" text:visited-style-name="Visited_20_Internet_20_Link"><text:span text:style-name="Strong_20_Emphasis"><text:span text:style-name="T333">nl.releases.ubuntu.com</text:span></text:span></text:a><text:span text:style-name="Strong_20_Emphasis"><text:span text:style-name="T151">, </text:span></text:span><text:span text:style-name="Strong_20_Emphasis"><text:span text:style-name="T153">klik op</text:span></text:span><text:span text:style-name="Strong_20_Emphasis"><text:span text:style-name="T154"> </text:span></text:span><text:span text:style-name="Strong_20_Emphasis"><text:span text:style-name="T182">Ubuntu 2</text:span></text:span><text:span text:style-name="Strong_20_Emphasis"><text:span text:style-name="T183">2</text:span></text:span><text:span text:style-name="Strong_20_Emphasis"><text:span text:style-name="T182">.04 LTS (Jammy Jellyfish)</text:span></text:span><text:span text:style-name="Strong_20_Emphasis"><text:span text:style-name="T154">, </text:span></text:span><text:span text:style-name="Strong_20_Emphasis"><text:span text:style-name="T155">en </text:span></text:span><text:span text:style-name="Strong_20_Emphasis"><text:span text:style-name="T153">klik </text:span></text:span><text:span text:style-name="Strong_20_Emphasis"><text:span text:style-name="T155">vervolgens </text:span></text:span><text:span text:style-name="Strong_20_Emphasis"><text:span text:style-name="T156">achter</text:span></text:span><text:span text:style-name="Strong_20_Emphasis"><text:span text:style-name="T155"> </text:span></text:span><text:span text:style-name="Strong_20_Emphasis"><text:span text:style-name="T184">Desktop image</text:span></text:span><text:span text:style-name="Strong_20_Emphasis"><text:span text:style-name="T155"> </text:span></text:span><text:span text:style-name="Strong_20_Emphasis"><text:span text:style-name="T156">op </text:span></text:span><text:span text:style-name="Strong_20_Emphasis"><text:span text:style-name="T181">64-bit PC (AMD64) desktop image</text:span></text:span><text:span text:style-name="Strong_20_Emphasis"><text:span text:style-name="T179">.</text:span></text:span><text:span text:style-name="Strong_20_Emphasis"><text:span text:style-name="T155"><text:line-break/></text:span></text:span><text:span text:style-name="Strong_20_Emphasis"><text:span text:style-name="T153">P</text:span></text:span><text:span text:style-name="Strong_20_Emphasis"><text:span text:style-name="T148">laats </text:span></text:span><text:span text:style-name="Strong_20_Emphasis"><text:span text:style-name="T149">een </text:span></text:span><text:span text:style-name="Strong_20_Emphasis"><text:span text:style-name="T150">usb</text:span></text:span><text:span text:style-name="Strong_20_Emphasis"><text:span text:style-name="T149">-stick </text:span></text:span><text:span text:style-name="Strong_20_Emphasis"><text:span text:style-name="T177">va</text:span></text:span><text:span text:style-name="Strong_20_Emphasis"><text:span text:style-name="T157">n </text:span></text:span><text:span text:style-name="Strong_20_Emphasis"><text:span text:style-name="T158">min</text:span></text:span><text:span text:style-name="Strong_20_Emphasis"><text:span text:style-name="T159">imaal</text:span></text:span><text:span text:style-name="Strong_20_Emphasis"><text:span text:style-name="T158"> </text:span></text:span><text:span text:style-name="Strong_20_Emphasis"><text:span text:style-name="T160">4</text:span></text:span><text:span text:style-name="Strong_20_Emphasis"><text:span text:style-name="T158"> GB. <text:line-break/></text:span></text:span><text:span text:style-name="Strong_20_Emphasis"><text:span text:style-name="T178">Zoek</text:span></text:span><text:span text:style-name="Strong_20_Emphasis"><text:span text:style-name="T158"> </text:span></text:span><text:span text:style-name="Strong_20_Emphasis"><text:span text:style-name="T185">s</text:span></text:span><text:span text:style-name="Strong_20_Emphasis"><text:span text:style-name="T186">ch</text:span></text:span><text:span text:style-name="Strong_20_Emphasis"><text:span text:style-name="T158"> en klik op het pictogram van</text:span></text:span><text:span text:style-name="Strong_20_Emphasis"><text:span text:style-name="T161"> </text:span></text:span><text:span text:style-name="Strong_20_Emphasis"><text:span text:style-name="T188">Schijven</text:span></text:span><text:span text:style-name="Strong_20_Emphasis"><text:span text:style-name="T162">. Selecteer de </text:span></text:span><text:span text:style-name="Strong_20_Emphasis"><text:span text:style-name="T163">usb</text:span></text:span><text:span text:style-name="Strong_20_Emphasis"><text:span text:style-name="T162">-stick in de lijst van schijven aan de linkerkant en klik rechtsboven op </text:span></text:span><text:span text:style-name="Strong_20_Emphasis"><text:span text:style-name="T187">Schijfinstellingen</text:span></text:span><text:span text:style-name="Strong_20_Emphasis"><text:span text:style-name="T162"> </text:span></text:span><text:span text:style-name="Strong_20_Emphasis"><text:span text:style-name="T187">⋮</text:span></text:span><text:span text:style-name="Strong_20_Emphasis"><text:span text:style-name="T162"> (icoontje met de drie puntjes).</text:span></text:span></text:p><text:p text:style-name="P76"><text:span text:style-name="Strong_20_Emphasis"><text:span text:style-name="T162"><text:tab/>Kies </text:span></text:span><text:span text:style-name="Strong_20_Emphasis"><text:span text:style-name="T187">Schijfkopie terugzetten</text:span></text:span><text:span text:style-name="Strong_20_Emphasis"><text:span text:style-name="T162"> en selecteer </text:span></text:span><text:span text:style-name="Strong_20_Emphasis"><text:span text:style-name="T164">het net</text:span></text:span><text:span text:style-name="Strong_20_Emphasis"><text:span text:style-name="T165"> gedownloade </text:span></text:span><text:span text:style-name="Strong_20_Emphasis"><text:span text:style-name="T166">cd</text:span></text:span><text:span text:style-name="T19">-beeldbestand </text:span><text:span text:style-name="T20">(.iso)</text:span><text:span text:style-name="Strong_20_Emphasis"><text:span text:style-name="T165">.</text:span></text:span></text:p><text:p text:style-name="P78"><text:span text:style-name="Strong_20_Emphasis"><text:span text:style-name="T162"><text:tab/>Klik op </text:span></text:span><text:span text:style-name="Strong_20_Emphasis"><text:span text:style-name="T187">Terugzetten starten</text:span></text:span><text:span text:style-name="Strong_20_Emphasis"><text:span text:style-name="T162"> en vervolgens op </text:span></text:span><text:span text:style-name="Strong_20_Emphasis"><text:span text:style-name="T187">Terugzetten</text:span></text:span><text:span text:style-name="Strong_20_Emphasis"><text:span text:style-name="T167">.<text:line-break/></text:span></text:span><text:span text:style-name="Strong_20_Emphasis"><text:span text:style-name="T168">O</text:span></text:span><text:span text:style-name="Strong_20_Emphasis"><text:span text:style-name="T149">f </text:span></text:span><text:span text:style-name="Strong_20_Emphasis"><text:span text:style-name="T169">gebruik </text:span></text:span><text:span text:style-name="Strong_20_Emphasis"><text:span text:style-name="T170">het programma </text:span></text:span><text:span text:style-name="Strong_20_Emphasis"><text:span text:style-name="T189">Etche</text:span></text:span><text:span text:style-name="Strong_20_Emphasis"><text:span text:style-name="T190">r</text:span></text:span><text:span text:style-name="Strong_20_Emphasis"><text:span text:style-name="T170"> </text:span></text:span><text:span text:style-name="Strong_20_Emphasis"><text:span text:style-name="T171">(</text:span></text:span><text:a xlink:type="simple" xlink:href="https://www.balena.io/etcher/" text:style-name="Internet_20_link" text:visited-style-name="Visited_20_Internet_20_Link"><text:span text:style-name="Strong_20_Emphasis"><text:span text:style-name="T334">etcher.io</text:span></text:span></text:a><text:span text:style-name="Strong_20_Emphasis"><text:span text:style-name="T171">) </text:span></text:span><text:span text:style-name="Strong_20_Emphasis"><text:span text:style-name="T172">dat </text:span></text:span><text:span text:style-name="Strong_20_Emphasis"><text:span text:style-name="T149">beschikbaar </text:span></text:span><text:span text:style-name="Strong_20_Emphasis"><text:span text:style-name="T172">is </text:span></text:span><text:span text:style-name="Strong_20_Emphasis"><text:span text:style-name="T149">voor </text:span></text:span><text:span text:style-name="Strong_20_Emphasis"><text:span text:style-name="T162">Windows, </text:span></text:span><text:span text:style-name="Strong_20_Emphasis"><text:span text:style-name="T173">mac</text:span></text:span><text:span text:style-name="Strong_20_Emphasis"><text:span text:style-name="T174">OS</text:span></text:span><text:span text:style-name="Strong_20_Emphasis"><text:span text:style-name="T170">, </text:span></text:span><text:span text:style-name="Strong_20_Emphasis"><text:span text:style-name="T171">en </text:span></text:span><text:span text:style-name="Strong_20_Emphasis"><text:span text:style-name="T170">Linux</text:span></text:span><text:span text:style-name="Strong_20_Emphasis"><text:span text:style-name="T175">.</text:span></text:span></text:p></text:note-body></text:note></text:span><text:span text:style-name="T140"> </text:span><text:span text:style-name="T143">of dvd.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46"><text:span text:style-name="T199">Opstart/</text:span><text:span text:style-name="T200">bootmenu</text:span><text:span text:style-name="T199"> </text:span><text:span text:style-name="T198">via </text:span><text:span text:style-name="Definition"><text:span text:style-name="T370">opstartmenu</text:span></text:span><text:span text:style-name="T198"> </text:span><text:span text:style-name="T201">en</text:span><text:span text:style-name="T198"> </text:span><text:span text:style-name="T199">instellingen/</text:span><text:span text:style-name="T200">setup</text:span><text:span text:style-name="T198"> via </text:span><text:span text:style-name="Definition"><text:span text:style-name="T6">instellingen</text:span></text:span><text:span text:style-name="T198">.</text:span></text:p>
          </table:table-cell>
        </table:table-row>
        <table:table-row>
          <table:table-cell table:style-name="_32_._5f_Installatie_5f_uitvoeren.A1" office:value-type="string">
            <text:p text:style-name="P56"><text:span text:style-name="Strong_20_Emphasis"><text:span text:style-name="T59"/></text:span></text:p>
          </table:table-cell>
          <table:table-cell table:style-name="_32_._5f_Installatie_5f_uitvoeren.A1" office:value-type="string">
            <text:p text:style-name="P28"><text:span text:style-name="Strong_20_Emphasis"><text:span text:style-name="T50">D</text:span></text:span><text:span text:style-name="Strong_20_Emphasis"><text:span text:style-name="T40">ruk op </text:span></text:span><text:span text:style-name="Strong_20_Emphasis"><text:span text:style-name="T41">de </text:span></text:span><text:span text:style-name="Strong_20_Emphasis"><text:span text:style-name="T42">Enter</text:span></text:span><text:span text:style-name="Strong_20_Emphasis"><text:span text:style-name="T41">-toets </text:span></text:span><text:span text:style-name="Strong_20_Emphasis"><text:span text:style-name="T50">(</text:span></text:span><text:span text:style-name="Strong_20_Emphasis"><text:span text:style-name="T123">Try or Install Ubuntu</text:span></text:span><text:span text:style-name="Strong_20_Emphasis"><text:span text:style-name="T49"> </text:span></text:span><text:span text:style-name="Strong_20_Emphasis"><text:span text:style-name="T50">is reeds geselecteerd)</text:span></text:span><text:span text:style-name="Strong_20_Emphasis"><text:span text:style-name="T41">.</text:span>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28"/>
          </table:table-cell>
        </table:table-row>
        <table:table-row>
          <table:table-cell table:style-name="_32_._5f_Installatie_5f_uitvoeren.A1" office:value-type="string">
            <text:p text:style-name="P99"><text:span text:style-name="Strong_20_Emphasis"><text:span text:style-name="T144"><text:s/></text:span></text:span><text:span text:style-name="Strong_20_Emphasis"><text:span text:style-name="T145"><draw:control text:anchor-type="as-char" draw:z-index="22" draw:name="Vorm 6" draw:style-name="gr1" draw:text-style-name="P105" svg:width="0.35cm" svg:height="0.35cm" draw:control="control23"/></text:span></text:span></text:p>
          </table:table-cell>
          <table:table-cell table:style-name="_32_._5f_Installatie_5f_uitvoeren.A1" office:value-type="string">
            <text:p text:style-name="P22"><text:span text:style-name="T256">Kies</text:span><text:span text:style-name="T257"> </text:span><text:span text:style-name="T260">Nederlands</text:span><text:span text:style-name="T257"> en klik</text:span><text:span text:style-name="T258"> </text:span><text:span text:style-name="T257">op</text:span><text:span text:style-name="T256"> </text:span><text:span text:style-name="T253">Ubuntu installeren</text:span><text:span text:style-name="T256">.</text:span></text:p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26"/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26"><text:span text:style-name="Strong_20_Emphasis"><text:span text:style-name="T47">V</text:span></text:span><text:span text:style-name="Strong_20_Emphasis"><text:span text:style-name="T44">olg de aanwijzingen </text:span></text:span><text:span text:style-name="Strong_20_Emphasis"><text:span text:style-name="T48">op de </text:span></text:span><text:span text:style-name="Strong_20_Emphasis"><text:span text:style-name="T51">welkom</text:span></text:span><text:span text:style-name="Strong_20_Emphasis"><text:span text:style-name="T53">st</text:span></text:span><text:span text:style-name="Strong_20_Emphasis"><text:span text:style-name="T51">- </text:span></text:span><text:span text:style-name="Strong_20_Emphasis"><text:span text:style-name="T52">en installatie</text:span></text:span><text:span text:style-name="Strong_20_Emphasis"><text:span text:style-name="T48">schermen</text:span></text:span><text:span text:style-name="Strong_20_Emphasis"><text:span text:style-name="T111">.</text:span></text:span></text:p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26"/>
          </table:table-cell>
        </table:table-row>
        <table:table-row>
          <table:table-cell table:style-name="_32_._5f_Installatie_5f_uitvoeren.A1" office:value-type="string">
            <text:p text:style-name="P82"><text:span text:style-name="Strong_20_Emphasis"><text:span text:style-name="T3"><text:s/></text:span></text:span><text:span text:style-name="Strong_20_Emphasis"><text:span text:style-name="T59"><draw:control text:anchor-type="as-char" draw:z-index="15" draw:name="Vorm 1" draw:style-name="gr1" draw:text-style-name="P105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10"><text:span text:style-name="T292">Op </text:span><text:span text:style-name="T293">het </text:span><text:span text:style-name="T291">scherm </text:span><text:span text:style-name="Strong_20_Emphasis"><text:span text:style-name="T291">Wie bent u?</text:span></text:span><text:span text:style-name="T291">: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11"><text:span text:style-name="T298">V</text:span><text:span text:style-name="T292">ul </text:span><text:span text:style-name="T294">in </text:span><text:span text:style-name="Strong_20_Emphasis"><text:span text:style-name="T295">Uw n</text:span></text:span><text:span text:style-name="Strong_20_Emphasis"><text:span text:style-name="T296">aam</text:span></text:span><text:span text:style-name="Strong_20_Emphasis"><text:span text:style-name="T282"> </text:span></text:span><text:span text:style-name="Definition"><text:span text:style-name="T4">gebruiker</text:span></text:span><text:span text:style-name="Strong_20_Emphasis"><text:span text:style-name="T283">, <text:line-break/></text:span></text:span><text:span text:style-name="Strong_20_Emphasis"><text:span text:style-name="T296">Naam </text:span></text:span><text:span text:style-name="Strong_20_Emphasis"><text:span text:style-name="T295">van uw </text:span></text:span><text:span text:style-name="Strong_20_Emphasis"><text:span text:style-name="T297">computer</text:span></text:span><text:span text:style-name="Definition"><text:span text:style-name="T15"> </text:span></text:span><text:span text:style-name="Definition"><text:span text:style-name="T4">computernaam</text:span></text:span><text:span text:style-name="Strong_20_Emphasis"><text:span text:style-name="T282">,<text:line-break/></text:span></text:span><text:span text:style-name="Strong_20_Emphasis"><text:span text:style-name="T295">Kies een g</text:span></text:span><text:span text:style-name="Strong_20_Emphasis"><text:span text:style-name="T297">ebruikersnaam</text:span></text:span><text:span text:style-name="Strong_20_Emphasis"><text:span text:style-name="T282"> </text:span></text:span><text:span text:style-name="Definition"><text:span text:style-name="T4">gebruikersnaam</text:span></text:span><text:span text:style-name="Strong_20_Emphasis"><text:span text:style-name="T282">,<text:line-break/></text:span></text:span><text:span text:style-name="Strong_20_Emphasis"><text:span text:style-name="T284">g</text:span></text:span><text:span text:style-name="Strong_20_Emphasis"><text:span text:style-name="T281">eef tweemaal een </text:span></text:span><text:span text:style-name="Strong_20_Emphasis"><text:span text:style-name="T290">wachtwoord</text:span></text:span><text:span text:style-name="Strong_20_Emphasis"><text:span text:style-name="T281">,</text:span></text:span><text:span text:style-name="Strong_20_Emphasis"><text:span text:style-name="T285"> </text:span></text:span><text:span text:style-name="Strong_20_Emphasis"><text:span text:style-name="T286">en</text:span></text:span><text:span text:style-name="Strong_20_Emphasis"><text:span text:style-name="T285"> </text:span></text:span><text:span text:style-name="Strong_20_Emphasis"><text:span text:style-name="T287">k</text:span></text:span><text:span text:style-name="Strong_20_Emphasis"><text:span text:style-name="T281">lik op </text:span></text:span><text:span text:style-name="Strong_20_Emphasis"><text:span text:style-name="T290">Verder</text:span></text:span><text:span text:style-name="Strong_20_Emphasis"><text:span text:style-name="T281">.</text:span>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10"/>
          </table:table-cell>
        </table:table-row>
        <table:table-row>
          <table:table-cell table:style-name="_32_._5f_Installatie_5f_uitvoeren.A1" office:value-type="string">
            <text:p text:style-name="P88"><text:span text:style-name="Strong_20_Emphasis"><text:span text:style-name="T3"><text:s/></text:span></text:span><text:span text:style-name="Strong_20_Emphasis"><text:span text:style-name="T59"><draw:control text:anchor-type="as-char" draw:z-index="19" draw:name="Vorm 3" draw:style-name="gr1" draw:text-style-name="P105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18">Op het scherm <text:span text:style-name="T365">Installatie voltooid</text:span> <text:span text:style-name="T371">k</text:span>lik op <text:span text:style-name="T366">Nu he</text:span><text:span text:style-name="T365">rstarten</text:span>.</text:p>
          </table:table-cell>
        </table:table-row>
      </table:table>
      <text:p text:style-name="P51"><text:span text:style-name="Strong_20_Emphasis"><text:span text:style-name="T109"/></text:span></text:p>
      <text:list xml:id="list111839892338571" text:continue-numbering="true" text:style-name="L1">
        <text:list-item>
          <text:p text:style-name="P101"><text:span text:style-name="Strong_20_Emphasis"><text:span text:style-name="T125">Installatie </text:span></text:span><text:span text:style-name="Strong_20_Emphasis"><text:span text:style-name="T126">afronden</text:span></text:span></text:p>
        </text:list-item>
      </text:list>
      <text:p text:style-name="P52"><text:span text:style-name="Strong_20_Emphasis"><text:span text:style-name="T4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57"><text:span text:style-name="Strong_20_Emphasis"><text:span text:style-name="T59"><text:s/></text:span></text:span><text:span text:style-name="Strong_20_Emphasis"><text:span text:style-name="T107"><draw:control text:anchor-type="as-char" draw:z-index="3" draw:name="Vorm24" draw:style-name="gr1" draw:text-style-name="P105" svg:width="0.35cm" svg:height="0.35cm" draw:control="control4"/></text:span></text:span></text:p>
          </table:table-cell>
          <table:table-cell table:style-name="_33_._5f_Installatie_5f_afronden.A1" office:value-type="string">
            <text:p text:style-name="P55"><text:span text:style-name="Strong_20_Emphasis"><text:span text:style-name="T43">Aanmelden als </text:span></text:span><text:span text:style-name="Definition"><text:span text:style-name="T11">gebruiker</text:span></text:span><text:span text:style-name="Strong_20_Emphasis"><text:span text:style-name="T43">.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55"><text:span text:style-name="Strong_20_Emphasis"><text:span text:style-name="T110"/></text:span></text:p>
          </table:table-cell>
        </table:table-row>
        <table:table-row>
          <table:table-cell table:style-name="_33_._5f_Installatie_5f_afronden.A1" office:value-type="string">
            <text:p text:style-name="P44"><text:span text:style-name="Strong_20_Emphasis"><text:span text:style-name="T58"><text:s/></text:span></text:span><text:span text:style-name="Strong_20_Emphasis"><text:span text:style-name="T106"><draw:control text:anchor-type="as-char" draw:z-index="18" draw:name="Vorm 2" draw:style-name="gr1" draw:text-style-name="P105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30"><text:span text:style-name="Strong_20_Emphasis"><text:span text:style-name="T47">V</text:span></text:span><text:span text:style-name="Strong_20_Emphasis"><text:span text:style-name="T44">olg de aanwijzingen </text:span></text:span><text:span text:style-name="Strong_20_Emphasis"><text:span text:style-name="T48">op de </text:span></text:span><text:span text:style-name="Strong_20_Emphasis"><text:span text:style-name="T51">welkomst</text:span></text:span><text:span text:style-name="Strong_20_Emphasis"><text:span text:style-name="T48">schermen</text:span></text:span><text:span text:style-name="Strong_20_Emphasis"><text:span text:style-name="T111">.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55"/>
          </table:table-cell>
        </table:table-row>
        <table:table-row>
          <table:table-cell table:style-name="_33_._5f_Installatie_5f_afronden.A1" office:value-type="string">
            <text:p text:style-name="P56"><text:span text:style-name="Strong_20_Emphasis"><text:span text:style-name="T59"><text:s/></text:span></text:span><text:span text:style-name="Strong_20_Emphasis"><text:span text:style-name="T107"><draw:control text:anchor-type="as-char" draw:z-index="9" draw:name="Vorm4_1" draw:style-name="gr1" draw:text-style-name="P105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80"><text:span text:style-name="Strong_20_Emphasis"><text:span text:style-name="T59">Installeer </text:span></text:span><text:span text:style-name="Strong_20_Emphasis"><text:span text:style-name="T97">pakket kz</text:span></text:span><text:span text:style-name="Strong_20_Emphasis"><text:span text:style-name="T97"><text:note text:id="ftn7" text:note-class="footnote"><text:note-citation>1</text:note-citation><text:note-body><text:p text:style-name="P77"><text:span text:style-name="T340">Debian-p</text:span>akket kz plaatst documenten en scripts van Karel Zimmer <text:span text:style-name="T339">(zie </text:span><text:a xlink:type="simple" xlink:href="https://karelzimmer.nl/" text:style-name="Internet_20_link" text:visited-style-name="Visited_20_Internet_20_Link"><text:span text:style-name="Strong_20_Emphasis"><text:span text:style-name="T332">karelzimmer.nl</text:span></text:span></text:a><text:span text:style-name="Strong_20_Emphasis"><text:span text:style-name="T29">) </text:span></text:span>voor het installeren en beheren van Debian en op Debian gebaseerd systeem zoals Ubuntu.</text:p></text:note-body></text:note></text:span></text:span><text:span text:style-name="Strong_20_Emphasis"><text:span text:style-name="T97">: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94"><text:span text:style-name="Strong_20_Emphasis"><text:span text:style-name="T101">D</text:span></text:span><text:span text:style-name="Strong_20_Emphasis"><text:span text:style-name="T83">ruk</text:span></text:span><text:span text:style-name="Strong_20_Emphasis"><text:span text:style-name="T68"> op</text:span></text:span><text:span text:style-name="Strong_20_Emphasis"><text:span text:style-name="T84"> de </text:span></text:span><text:span text:style-name="Strong_20_Emphasis"><text:span text:style-name="T71">Super</text:span></text:span><text:span text:style-name="Strong_20_Emphasis"><text:span text:style-name="T84">-toets</text:span></text:span><text:span text:style-name="Strong_20_Emphasis"><text:span text:style-name="T74"><text:note text:id="ftn8" text:note-class="footnote"><text:note-citation>2</text:note-citation><text:note-body><text:p text:style-name="P49"><text:span text:style-name="T219">De </text:span><text:span text:style-name="T220">Super</text:span><text:span text:style-name="T219">-toets is de Windows-toets, Command-toets </text:span><text:span text:style-name="T221">(Apple)</text:span><text:span text:style-name="T219">, of Vergrootglas-toets </text:span><text:span text:style-name="T221">(Chromebook)</text:span><text:span text:style-name="T219">.</text:span></text:p></text:note-body></text:note></text:span></text:span><text:span text:style-name="Strong_20_Emphasis"><text:span text:style-name="T68">, </text:span></text:span><text:span text:style-name="Strong_20_Emphasis"><text:span text:style-name="T81">t</text:span></text:span><text:span text:style-name="Strong_20_Emphasis"><text:span text:style-name="T73">yp </text:span></text:span><text:span text:style-name="Strong_20_Emphasis"><text:span text:style-name="T117">ter</text:span></text:span><text:span text:style-name="Strong_20_Emphasis"><text:span text:style-name="T118">m</text:span></text:span><text:span text:style-name="Strong_20_Emphasis"><text:span text:style-name="T62"> </text:span></text:span><text:span text:style-name="Strong_20_Emphasis"><text:span text:style-name="T82">e</text:span></text:span><text:span text:style-name="Strong_20_Emphasis"><text:span text:style-name="T60">n </text:span></text:span><text:span text:style-name="Strong_20_Emphasis"><text:span text:style-name="T76">k</text:span></text:span><text:span text:style-name="Strong_20_Emphasis"><text:span text:style-name="T60">lik op het pictogram van </text:span></text:span><text:span text:style-name="Strong_20_Emphasis"><text:span text:style-name="T119">Terminalvenster</text:span></text:span><text:span text:style-name="Strong_20_Emphasis"><text:span text:style-name="T62">.</text:span></text:span></text:p>
          </table:table-cell>
        </table:table-row>
        <table:table-row>
          <table:table-cell table:style-name="_33_._5f_Installatie_5f_afronden.A1" office:value-type="string">
            <text:p text:style-name="P58"><text:span text:style-name="Strong_20_Emphasis"><text:span text:style-name="T59"/></text:span></text:p>
          </table:table-cell>
          <table:table-cell table:style-name="_33_._5f_Installatie_5f_afronden.A1" office:value-type="string">
            <text:p text:style-name="P61"><text:span text:style-name="T5">Typ</text:span><text:span text:style-name="Strong_20_Emphasis"><text:span text:style-name="T63">, of </text:span></text:span><text:span text:style-name="Strong_20_Emphasis"><text:span text:style-name="T62">kopieer en plak, de</text:span></text:span><text:span text:style-name="Strong_20_Emphasis"><text:span text:style-name="T85">z</text:span></text:span><text:span text:style-name="Strong_20_Emphasis"><text:span text:style-name="T62">e </text:span></text:span><text:span text:style-name="Strong_20_Emphasis"><text:span text:style-name="T65">twee </text:span></text:span><text:span text:style-name="Strong_20_Emphasis"><text:span text:style-name="T62">opdrachten, ieder gevolgd door de </text:span></text:span><text:span text:style-name="Strong_20_Emphasis"><text:span text:style-name="T61">Enter</text:span></text:span><text:span text:style-name="Strong_20_Emphasis"><text:span text:style-name="T60">-toets:</text:span>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98"><text:span text:style-name="User_20_Entry"><text:span text:style-name="T30">wget karelzimmer.nl/</text:span></text:span><text:span text:style-name="User_20_Entry"><text:span text:style-name="T31">kz</text:span>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98"><text:span text:style-name="User_20_Entry"><text:span text:style-name="T30">bash </text:span></text:span><text:span text:style-name="User_20_Entry"><text:span text:style-name="T31">kz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68"><text:span text:style-name="T3">V</text:span><text:span text:style-name="Strong_20_Emphasis"><text:span text:style-name="T66">olg </text:span></text:span><text:span text:style-name="Strong_20_Emphasis"><text:span text:style-name="T67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8"/>
          </table:table-cell>
        </table:table-row>
        <table:table-row>
          <table:table-cell table:style-name="_33_._5f_Installatie_5f_afronden.A1" office:value-type="string">
            <text:p text:style-name="P57"><text:span text:style-name="Strong_20_Emphasis"><text:span text:style-name="T59"><text:s/></text:span></text:span><text:span text:style-name="Strong_20_Emphasis"><text:span text:style-name="T107"><draw:control text:anchor-type="as-char" draw:z-index="4" draw:name="Vorm37" draw:style-name="gr1" draw:text-style-name="P105" svg:width="0.35cm" svg:height="0.35cm" draw:control="control5"/></text:span></text:span></text:p>
          </table:table-cell>
          <table:table-cell table:style-name="_33_._5f_Installatie_5f_afronden.A1" office:value-type="string">
            <text:p text:style-name="P80"><text:span text:style-name="Strong_20_Emphasis"><text:span text:style-name="T86">Rond de</text:span></text:span><text:span text:style-name="Strong_20_Emphasis"><text:span text:style-name="T87"> installatie </text:span></text:span><text:span text:style-name="Strong_20_Emphasis"><text:span text:style-name="T86">af: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95"><text:span text:style-name="Strong_20_Emphasis"><text:span text:style-name="T101">D</text:span></text:span><text:span text:style-name="Strong_20_Emphasis"><text:span text:style-name="T89">ruk</text:span></text:span><text:span text:style-name="Strong_20_Emphasis"><text:span text:style-name="T88"> op</text:span></text:span><text:span text:style-name="Strong_20_Emphasis"><text:span text:style-name="T84"> de </text:span></text:span><text:span text:style-name="Strong_20_Emphasis"><text:span text:style-name="T71">Super</text:span></text:span><text:span text:style-name="Strong_20_Emphasis"><text:span text:style-name="T84">-toets</text:span></text:span><text:span text:style-name="Strong_20_Emphasis"><text:span text:style-name="T37"><text:note-ref text:note-class="footnote" text:reference-format="text" text:ref-name="ftn8">2</text:note-ref></text:span></text:span><text:span text:style-name="Strong_20_Emphasis"><text:span text:style-name="T68">, </text:span></text:span><text:span text:style-name="Strong_20_Emphasis"><text:span text:style-name="T81">t</text:span></text:span><text:span text:style-name="Strong_20_Emphasis"><text:span text:style-name="T73">yp </text:span></text:span><text:span text:style-name="Strong_20_Emphasis"><text:span text:style-name="T115">men</text:span></text:span><text:span text:style-name="Strong_20_Emphasis"><text:span text:style-name="T114">u</text:span></text:span><text:span text:style-name="Strong_20_Emphasis"><text:span text:style-name="T74"> </text:span></text:span><text:span text:style-name="Strong_20_Emphasis"><text:span text:style-name="T82">e</text:span></text:span><text:span text:style-name="Strong_20_Emphasis"><text:span text:style-name="T60">n </text:span></text:span><text:span text:style-name="Strong_20_Emphasis"><text:span text:style-name="T76">k</text:span></text:span><text:span text:style-name="Strong_20_Emphasis"><text:span text:style-name="T60">lik op het pictogram van </text:span></text:span><text:span text:style-name="Strong_20_Emphasis"><text:span text:style-name="T137">M</text:span></text:span><text:span text:style-name="Strong_20_Emphasis"><text:span text:style-name="T128">enu</text:span></text:span><text:span text:style-name="Strong_20_Emphasis"><text:span text:style-name="T74">.</text:span></text:span></text:p>
          </table:table-cell>
        </table:table-row>
        <table:table-row>
          <table:table-cell table:style-name="_33_._5f_Installatie_5f_afronden.A1" office:value-type="string">
            <text:p text:style-name="P57"><text:span text:style-name="Strong_20_Emphasis"><text:span text:style-name="T59"/></text:span></text:p>
          </table:table-cell>
          <table:table-cell table:style-name="_33_._5f_Installatie_5f_afronden.A1" office:value-type="string">
            <text:p text:style-name="P87"><text:span text:style-name="Strong_20_Emphasis"><text:span text:style-name="T90">K</text:span></text:span><text:span text:style-name="Strong_20_Emphasis"><text:span text:style-name="T78">ie</text:span></text:span><text:span text:style-name="Strong_20_Emphasis"><text:span text:style-name="T79">s </text:span></text:span><text:span text:style-name="Strong_20_Emphasis"><text:span text:style-name="T132">3</text:span></text:span><text:span text:style-name="Strong_20_Emphasis"><text:span text:style-name="T112"> </text:span></text:span><text:span text:style-name="Strong_20_Emphasis"><text:span text:style-name="T133">Installatie</text:span></text:span><text:span text:style-name="Strong_20_Emphasis"><text:span text:style-name="T134"> </text:span></text:span><text:span text:style-name="Strong_20_Emphasis"><text:span text:style-name="T135">afronden</text:span></text:span><text:span text:style-name="Strong_20_Emphasis"><text:span text:style-name="T90"> </text:span></text:span><text:span text:style-name="Strong_20_Emphasis"><text:span text:style-name="T66">en </text:span></text:span><text:span text:style-name="Strong_20_Emphasis"><text:span text:style-name="T99">klik op </text:span></text:span><text:span text:style-name="Strong_20_Emphasis"><text:span text:style-name="T121">Verder</text:span></text:span><text:span text:style-name="Strong_20_Emphasis"><text:span text:style-name="T99">.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69"><text:span text:style-name="T3">V</text:span><text:span text:style-name="Strong_20_Emphasis"><text:span text:style-name="T66">olg </text:span></text:span><text:span text:style-name="Strong_20_Emphasis"><text:span text:style-name="T67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69"/>
          </table:table-cell>
        </table:table-row>
        <table:table-row>
          <table:table-cell table:style-name="_33_._5f_Installatie_5f_afronden.A1" office:value-type="string">
            <text:p text:style-name="P89"><text:span text:style-name="Strong_20_Emphasis"><text:span text:style-name="T59"><text:s/></text:span></text:span><text:span text:style-name="Strong_20_Emphasis"><text:span text:style-name="T107"><draw:control text:anchor-type="as-char" draw:z-index="20" draw:name="Vorm 4" draw:style-name="gr1" draw:text-style-name="P105" svg:width="0.35cm" svg:height="0.35cm" draw:control="control21"/></text:span></text:span></text:p>
          </table:table-cell>
          <table:table-cell table:style-name="_33_._5f_Installatie_5f_afronden.A1" office:value-type="string">
            <text:p text:style-name="P91"><text:span text:style-name="T368">De </text:span><text:span text:style-name="T369">computer</text:span><text:span text:style-name="T368"> </text:span><text:span text:style-name="T365">Herstart</text:span><text:span text:style-name="T367">en</text:span>.</text:p>
          </table:table-cell>
        </table:table-row>
      </table:table>
      <text:p text:style-name="P52"><text:span text:style-name="Strong_20_Emphasis"><text:span text:style-name="T43"><text:tab/></text:span></text:span></text:p>
      <text:p text:style-name="P53"><text:span text:style-name="Strong_20_Emphasis"><text:span text:style-name="T80"/></text:span></text:p>
      <text:p text:style-name="P54"><text:span text:style-name="Strong_20_Emphasis"><text:span text:style-name="T67"/></text:span></text:p>
      <text:list xml:id="list111840015439451" text:continue-numbering="true" text:style-name="L1">
        <text:list-item>
          <text:p text:style-name="P104"><text:span text:style-name="Strong_20_Emphasis"><text:span text:style-name="T2">Gebruiker inrichten</text:span></text:span></text:p>
        </text:list-item>
      </text:list>
      <text:p text:style-name="P19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62"><text:span text:style-name="Strong_20_Emphasis"><text:span text:style-name="T59"><text:s/></text:span></text:span><text:span text:style-name="Strong_20_Emphasis"><text:span text:style-name="T107"><draw:control text:anchor-type="as-char" draw:z-index="10" draw:name="Vorm40_0" draw:style-name="gr1" draw:text-style-name="P105" svg:width="0.35cm" svg:height="0.35cm" draw:control="control11"/></text:span></text:span></text:p>
          </table:table-cell>
          <table:table-cell table:style-name="Tabel2.A1" office:value-type="string">
            <text:p text:style-name="P25"><text:span text:style-name="Strong_20_Emphasis"><text:span text:style-name="T43">Aanmelden als </text:span></text:span><text:span text:style-name="Definition"><text:span text:style-name="T11">gebruiker</text:span></text:span><text:span text:style-name="Strong_20_Emphasis"><text:span text:style-name="T91"><text:note text:id="ftn9" text:note-class="footnote"><text:note-citation>1</text:note-citation><text:note-body><text:p text:style-name="P72"><text:span text:style-name="User_20_Entry"><text:span text:style-name="T202">E</text:span></text:span><text:span text:style-name="User_20_Entry"><text:span text:style-name="T204">ventuele extra </text:span></text:span><text:span text:style-name="Definition"><text:span text:style-name="T363">gebruiker</text:span></text:span><text:span text:style-name="User_20_Entry"><text:span text:style-name="T203">s</text:span></text:span><text:span text:style-name="User_20_Entry"><text:span text:style-name="T204"> aanmelden en dezelfde stappen uitvoeren.</text:span></text:span></text:p></text:note-body></text:note></text:span></text:span><text:span text:style-name="Strong_20_Emphasis"><text:span text:style-name="T43">.</text:span></text:span></text:p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2"/>
          </table:table-cell>
        </table:table-row>
        <table:table-row>
          <table:table-cell table:style-name="Tabel2.A1" office:value-type="string">
            <text:p text:style-name="P66"><text:span text:style-name="Strong_20_Emphasis"><text:span text:style-name="T59"><text:s/></text:span></text:span><text:span text:style-name="Strong_20_Emphasis"><text:span text:style-name="T107"><draw:control text:anchor-type="as-char" draw:z-index="12" draw:name="Vorm40_2" draw:style-name="gr1" draw:text-style-name="P105" svg:width="0.35cm" svg:height="0.35cm" draw:control="control13"/></text:span></text:span></text:p>
          </table:table-cell>
          <table:table-cell table:style-name="Tabel2.A1" office:value-type="string">
            <text:p text:style-name="P24"><text:span text:style-name="Strong_20_Emphasis"><text:span text:style-name="T92">R</text:span></text:span><text:span text:style-name="Strong_20_Emphasis"><text:span text:style-name="T93">icht </text:span></text:span><text:span text:style-name="Strong_20_Emphasis"><text:span text:style-name="T94">de </text:span></text:span><text:span text:style-name="Strong_20_Emphasis"><text:span text:style-name="T103">gebruiker</text:span></text:span><text:span text:style-name="Strong_20_Emphasis"><text:span text:style-name="T93"> </text:span></text:span><text:span text:style-name="Strong_20_Emphasis"><text:span text:style-name="T95">in:</text:span></text:span></text:p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29"><text:span text:style-name="Strong_20_Emphasis"><text:span text:style-name="T102">D</text:span></text:span><text:span text:style-name="Strong_20_Emphasis"><text:span text:style-name="T89">ruk</text:span></text:span><text:span text:style-name="Strong_20_Emphasis"><text:span text:style-name="T88"> op</text:span></text:span><text:span text:style-name="Strong_20_Emphasis"><text:span text:style-name="T84"> de </text:span></text:span><text:span text:style-name="Strong_20_Emphasis"><text:span text:style-name="T71">Super</text:span></text:span><text:span text:style-name="Strong_20_Emphasis"><text:span text:style-name="T84">-toets</text:span></text:span><text:span text:style-name="Strong_20_Emphasis"><text:span text:style-name="T37"><text:note text:id="ftn10" text:note-class="footnote"><text:note-citation>2</text:note-citation><text:note-body><text:p text:style-name="P50"><text:span text:style-name="T219">De </text:span><text:span text:style-name="T220">Super</text:span><text:span text:style-name="T219">-toets is de Windows-toets, Command-toets </text:span><text:span text:style-name="T221">(Apple)</text:span><text:span text:style-name="T219">, of Vergrootglas-toets </text:span><text:span text:style-name="T221">(Chromebook)</text:span><text:span text:style-name="T219">.</text:span></text:p></text:note-body></text:note></text:span></text:span><text:span text:style-name="Strong_20_Emphasis"><text:span text:style-name="T68">, </text:span></text:span><text:span text:style-name="Strong_20_Emphasis"><text:span text:style-name="T81">t</text:span></text:span><text:span text:style-name="Strong_20_Emphasis"><text:span text:style-name="T73">yp </text:span></text:span><text:span text:style-name="Strong_20_Emphasis"><text:span text:style-name="T115">men</text:span></text:span><text:span text:style-name="Strong_20_Emphasis"><text:span text:style-name="T114">u</text:span></text:span><text:span text:style-name="Strong_20_Emphasis"><text:span text:style-name="T74"> </text:span></text:span><text:span text:style-name="Strong_20_Emphasis"><text:span text:style-name="T82">e</text:span></text:span><text:span text:style-name="Strong_20_Emphasis"><text:span text:style-name="T60">n </text:span></text:span><text:span text:style-name="Strong_20_Emphasis"><text:span text:style-name="T76">k</text:span></text:span><text:span text:style-name="Strong_20_Emphasis"><text:span text:style-name="T60">lik op het pictogram van </text:span></text:span><text:span text:style-name="Strong_20_Emphasis"><text:span text:style-name="T138">M</text:span></text:span><text:span text:style-name="Strong_20_Emphasis"><text:span text:style-name="T128">enu</text:span></text:span><text:span text:style-name="Strong_20_Emphasis"><text:span text:style-name="T74">.</text:span></text:span></text:p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27"><text:span text:style-name="Strong_20_Emphasis"><text:span text:style-name="T90">K</text:span></text:span><text:span text:style-name="Strong_20_Emphasis"><text:span text:style-name="T78">ie</text:span></text:span><text:span text:style-name="Strong_20_Emphasis"><text:span text:style-name="T79">s </text:span></text:span><text:span text:style-name="Strong_20_Emphasis"><text:span text:style-name="T132">4 </text:span></text:span><text:span text:style-name="Strong_20_Emphasis"><text:span text:style-name="T116">Gebruiker inrichten</text:span></text:span><text:span text:style-name="Strong_20_Emphasis"><text:span text:style-name="T90"> </text:span></text:span><text:span text:style-name="Strong_20_Emphasis"><text:span text:style-name="T66">en </text:span></text:span><text:span text:style-name="Strong_20_Emphasis"><text:span text:style-name="T99">klik op </text:span></text:span><text:span text:style-name="Strong_20_Emphasis"><text:span text:style-name="T122">Verder</text:span></text:span><text:span text:style-name="Strong_20_Emphasis"><text:span text:style-name="T99">.</text:span></text:span></text:p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70"><text:span text:style-name="T3">V</text:span><text:span text:style-name="Strong_20_Emphasis"><text:span text:style-name="T66">olg </text:span></text:span><text:span text:style-name="Strong_20_Emphasis"><text:span text:style-name="T67">de aanwijzingen op het scherm.</text:span></text:span></text:p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70"/>
          </table:table-cell>
        </table:table-row>
        <table:table-row>
          <table:table-cell table:style-name="Tabel2.A1" office:value-type="string">
            <text:p text:style-name="P45"><text:span text:style-name="Strong_20_Emphasis"><text:span text:style-name="T58"><text:s/></text:span></text:span><text:span text:style-name="Strong_20_Emphasis"><text:span text:style-name="T106"><draw:control text:anchor-type="as-char" draw:z-index="21" draw:name="Vorm 5" draw:style-name="gr1" draw:text-style-name="P105" svg:width="0.35cm" svg:height="0.35cm" draw:control="control22"/></text:span></text:span></text:p>
          </table:table-cell>
          <table:table-cell table:style-name="Tabel2.A1" office:value-type="string">
            <text:p text:style-name="P90"><text:span text:style-name="T368">De gebruiker </text:span><text:span text:style-name="T365">Afmelden</text:span>.</text:p>
          </table:table-cell>
        </table:table-row>
      </table:table>
      <text:p text:style-name="P23"><text:span text:style-name="Strong_20_Emphasis"><text:span text:style-name="T96"/></text:span></text:p>
      <text:p text:style-name="P41"/>
      <text:p text:style-name="P41"/>
      <text:p text:style-name="P43"><text:span text:style-name="T213">E</text:span><text:span text:style-name="T214">inde c</text:span><text:span text:style-name="T215">hecklist, </text:span><text:span text:style-name="T216">d</text:span><text:span text:style-name="T215">e installatie van </text:span><text:span text:style-name="Strong_20_Emphasis"><text:span text:style-name="T232"><text:user-field-get text:name="Distro">Ubuntu</text:user-field-get></text:span></text:span><text:span text:style-name="T217"><text:s/></text:span><text:span text:style-name="T218"><text:user-field-get text:name="Version">22.04</text:user-field-get></text:span><text:span text:style-name="Strong_20_Emphasis"><text:span text:style-name="T233"><text:s/></text:span></text:span><text:span text:style-name="Strong_20_Emphasis"><text:span text:style-name="T231">LTS</text:span></text:span><text:span text:style-name="T36"> </text:span><text:span text:style-name="Strong_20_Emphasis"><text:span text:style-name="T139"><text:user-field-get text:name="Edition">desktop</text:user-field-get></text:span></text:span><text:span text:style-name="Strong_20_Emphasis"><text:span text:style-name="T139"><text:s/></text:span></text:span><text:span text:style-name="T215">is voltooid.</text:span></text:p>
      <text:p text:style-name="P20"/>
      <text:p text:style-name="P9"><text:span text:style-name="Emphasis"><text:span text:style-name="T302">Geschreven </text:span></text:span><text:span text:style-name="Emphasis"><text:span text:style-name="T305">in</text:span></text:span><text:span text:style-name="Emphasis"><text:span text:style-name="T299"> </text:span></text:span><text:span text:style-name="Strong_20_Emphasis"><text:span text:style-name="T67"><text:user-field-get style:data-style-name="N0" text:name="Releaseyear">2022</text:user-field-get></text:span></text:span><text:span text:style-name="Emphasis"><text:span text:style-name="T300"><text:s/></text:span></text:span><text:span text:style-name="Emphasis"><text:span text:style-name="T301">d</text:span></text:span><text:span text:style-name="Emphasis"><text:span text:style-name="T302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03">Karel Zimmer</text:span></text:span></text:a><text:span text:style-name="Emphasis"><text:span text:style-name="T302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304">Creative Commons Publiek Domein Verklaring</text:span></text:span></text:a><text:span text:style-name="Emphasis"><text:span text:style-name="T302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3-04-29T11:18:38.046515202">29-04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4-29T11:18:37.845221527</dc:date>
    <meta:keyword>Installatie</meta:keyword>
    <meta:keyword>Checklist</meta:keyword>
    <meta:keyword>Linux</meta:keyword>
    <meta:editing-cycles>6678</meta:editing-cycles>
    <meta:editing-duration>P11DT19H48M52S</meta:editing-duration>
    <dc:creator>Karel Zimmer</dc:creator>
    <meta:document-statistic meta:table-count="4" meta:image-count="0" meta:object-count="0" meta:page-count="4" meta:paragraph-count="88" meta:word-count="665" meta:character-count="4591" meta:non-whitespace-character-count="3958"/>
    <meta:user-defined meta:name="Info 1"/>
    <meta:user-defined meta:name="Info 2"/>
    <meta:user-defined meta:name="Info 3"/>
    <meta:user-defined meta:name="Info 4"/>
  </office:meta>
</office:document-meta>
</file>